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0fc" officeooo:paragraph-rsid="001950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ScreenCast Drive Link: <text:a xlink:type="simple" xlink:href="https://drive.google.com/file/d/1dUdL48iMlAu2i7EEkNIkO6irXJaQIx7c/view?usp=sharing" text:style-name="Internet_20_link" text:visited-style-name="Visited_20_Internet_20_Link">https://drive.google.com/file/d/1dUdL48iMlAu2i7EEkNIkO6irXJaQIx7c/view?usp=sharing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5:56:32.100533109</meta:creation-date>
    <dc:date>2020-04-11T15:57:12.099710420</dc:date>
    <meta:editing-duration>PT40S</meta:editing-duration>
    <meta:editing-cycles>1</meta:editing-cycles>
    <meta:document-statistic meta:table-count="0" meta:image-count="0" meta:object-count="0" meta:page-count="1" meta:paragraph-count="1" meta:word-count="4" meta:character-count="106" meta:non-whitespace-character-count="102"/>
    <meta:generator>LibreOffice/6.0.7.3$Linux_X86_64 LibreOffice_project/00m0$Build-3</meta:generator>
  </office:meta>
</office:document-meta>
</file>